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06b60a" officeooo:paragraph-rsid="0011ea0a" style:font-weight-asian="bold" style:font-weight-complex="bold"/>
    </style:style>
    <style:style style:name="P2" style:family="paragraph" style:parent-style-name="Preformatted_20_Text">
      <style:text-properties fo:font-weight="bold" officeooo:rsid="0009f65c" officeooo:paragraph-rsid="0011ea0a" style:font-weight-asian="bold" style:font-weight-complex="bold"/>
    </style:style>
    <style:style style:name="P3" style:family="paragraph" style:parent-style-name="Preformatted_20_Text">
      <style:text-properties fo:font-weight="bold" officeooo:rsid="000ab63c" officeooo:paragraph-rsid="0011ea0a" style:font-weight-asian="bold" style:font-weight-complex="bold"/>
    </style:style>
    <style:style style:name="P4" style:family="paragraph" style:parent-style-name="Preformatted_20_Text">
      <style:text-properties fo:font-weight="bold" officeooo:rsid="0011eaac" officeooo:paragraph-rsid="0011ea0a" style:font-weight-asian="bold" style:font-weight-complex="bold"/>
    </style:style>
    <style:style style:name="P5" style:family="paragraph" style:parent-style-name="Preformatted_20_Text">
      <style:text-properties officeooo:rsid="0003d236" officeooo:paragraph-rsid="0011ea0a"/>
    </style:style>
    <style:style style:name="P6" style:family="paragraph" style:parent-style-name="Preformatted_20_Text">
      <style:text-properties fo:font-weight="normal" officeooo:rsid="0003d236" officeooo:paragraph-rsid="0011ea0a" style:font-weight-asian="normal" style:font-weight-complex="normal"/>
    </style:style>
    <style:style style:name="P7" style:family="paragraph" style:parent-style-name="Preformatted_20_Text">
      <style:text-properties fo:font-weight="normal" officeooo:rsid="00055279" officeooo:paragraph-rsid="0011ea0a" style:font-weight-asian="normal" style:font-weight-complex="normal"/>
    </style:style>
    <style:style style:name="P8" style:family="paragraph" style:parent-style-name="Preformatted_20_Text">
      <style:text-properties fo:font-weight="normal" officeooo:rsid="0006b60a" officeooo:paragraph-rsid="0011ea0a" style:font-weight-asian="normal" style:font-weight-complex="normal"/>
    </style:style>
    <style:style style:name="P9" style:family="paragraph" style:parent-style-name="Preformatted_20_Text">
      <style:text-properties fo:font-weight="normal" officeooo:rsid="0008200c" officeooo:paragraph-rsid="0011ea0a" style:font-weight-asian="normal" style:font-weight-complex="normal"/>
    </style:style>
    <style:style style:name="P10" style:family="paragraph" style:parent-style-name="Preformatted_20_Text">
      <style:text-properties fo:font-weight="normal" officeooo:rsid="0009f65c" officeooo:paragraph-rsid="0011ea0a" style:font-weight-asian="normal" style:font-weight-complex="normal"/>
    </style:style>
    <style:style style:name="P11" style:family="paragraph" style:parent-style-name="Preformatted_20_Text">
      <style:text-properties fo:font-weight="normal" officeooo:rsid="000ab63c" officeooo:paragraph-rsid="0011ea0a" style:font-weight-asian="normal" style:font-weight-complex="normal"/>
    </style:style>
    <style:style style:name="P12" style:family="paragraph" style:parent-style-name="Preformatted_20_Text">
      <style:text-properties fo:font-weight="normal" officeooo:rsid="000e4637" officeooo:paragraph-rsid="0011ea0a" style:font-weight-asian="normal" style:font-weight-complex="normal"/>
    </style:style>
    <style:style style:name="P13" style:family="paragraph" style:parent-style-name="Preformatted_20_Text">
      <style:text-properties fo:font-weight="normal" officeooo:rsid="0011eaac" officeooo:paragraph-rsid="0011ea0a" style:font-weight-asian="normal" style:font-weight-complex="normal"/>
    </style:style>
    <style:style style:name="P14" style:family="paragraph" style:parent-style-name="Preformatted_20_Text">
      <style:text-properties fo:font-weight="normal" officeooo:rsid="0013b54a" officeooo:paragraph-rsid="0011ea0a" style:font-weight-asian="normal" style:font-weight-complex="normal"/>
    </style:style>
    <style:style style:name="P15" style:family="paragraph" style:parent-style-name="Preformatted_20_Text">
      <style:text-properties officeooo:rsid="00055279" officeooo:paragraph-rsid="0011ea0a"/>
    </style:style>
    <style:style style:name="P16" style:family="paragraph" style:parent-style-name="Preformatted_20_Text" style:list-style-name="L1">
      <style:text-properties fo:font-weight="normal" officeooo:rsid="0008200c" officeooo:paragraph-rsid="0011ea0a" style:font-weight-asian="normal" style:font-weight-complex="normal"/>
    </style:style>
    <style:style style:name="P17" style:family="paragraph" style:parent-style-name="Preformatted_20_Text" style:list-style-name="L2">
      <style:text-properties fo:font-weight="bold" officeooo:rsid="000ab63c" officeooo:paragraph-rsid="0011ea0a" style:font-weight-asian="bold" style:font-weight-complex="bold"/>
    </style:style>
    <style:style style:name="P18" style:family="paragraph" style:parent-style-name="Preformatted_20_Text" style:list-style-name="L2">
      <style:text-properties fo:font-weight="bold" officeooo:rsid="000b5920" officeooo:paragraph-rsid="0011ea0a" style:font-weight-asian="bold" style:font-weight-complex="bold"/>
    </style:style>
    <style:style style:name="P19" style:family="paragraph" style:parent-style-name="Preformatted_20_Text" style:list-style-name="L2">
      <style:text-properties fo:font-weight="bold" officeooo:rsid="000d1e6c" officeooo:paragraph-rsid="0011ea0a" style:font-weight-asian="bold" style:font-weight-complex="bold"/>
    </style:style>
    <style:style style:name="P20" style:family="paragraph" style:parent-style-name="Preformatted_20_Text" style:list-style-name="L2">
      <style:text-properties fo:font-weight="bold" officeooo:rsid="000e4637" officeooo:paragraph-rsid="0011ea0a" style:font-weight-asian="bold" style:font-weight-complex="bold"/>
    </style:style>
    <style:style style:name="P21" style:family="paragraph" style:parent-style-name="Preformatted_20_Text">
      <style:text-properties fo:font-weight="bold" officeooo:rsid="0013b54a" officeooo:paragraph-rsid="0012bfa5" style:font-weight-asian="bold" style:font-weight-complex="bold"/>
    </style:style>
    <style:style style:name="P22" style:family="paragraph" style:parent-style-name="Preformatted_20_Text" style:list-style-name="L3">
      <style:text-properties fo:font-weight="bold" officeooo:rsid="0012bfa5" officeooo:paragraph-rsid="0012bfa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normal" officeooo:rsid="001269ed" style:font-weight-asian="normal" style:font-weight-complex="normal"/>
    </style:style>
    <style:style style:name="T4" style:family="text">
      <style:text-properties fo:font-weight="normal" officeooo:rsid="0012bfa5"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2bf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 the field of information security, there are a handful of essential topics that provide a foundation for understanding other technologies. One of these topics is <text:span text:style-name="T5">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6"/>
      <text:p text:style-name="P15"><text:span text:style-name="T1">A </text:span><text:span text:style-name="T5">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7"/>
      <text:p text:style-name="P1">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8"/>
      <text:p text:style-name="P9">Some of the systems that make use of encryption include:</text:p>
      <text:list xml:id="list2417360310" text:style-name="L1">
        <text:list-item>
          <text:p text:style-name="P16">Internet Protocol version 6 (IPv6), which uses encryption to authenticate, validate, and protect sensitive traffic</text:p>
        </text:list-item>
        <text:list-item>
          <text:p text:style-name="P16">IP Security (IPSec), which is a component of IPv6, is optional in IPv4, and is used in VPNs</text:p>
        </text:list-item>
        <text:list-item>
          <text:p text:style-name="P16">Simple Network Management Protocol (SNMP) v2 and higher</text:p>
        </text:list-item>
        <text:list-item>
          <text:p text:style-name="P16">Secure Sockets Layer (SSL), which makes extensive use of cryptography</text:p>
        </text:list-item>
        <text:list-item>
          <text:p text:style-name="P16">Transport Layer Security (TLS), the successor to SSL</text:p>
        </text:list-item>
        <text:list-item>
          <text:p text:style-name="P16">Secure Shell (SSH), a replacement for some older protocols</text:p>
        </text:list-item>
        <text:list-item>
          <text:p text:style-name="P16">FTP, Telnet, SMTP, POP3, HTTP</text:p>
        </text:list-item>
      </text:list>
      <text:p text:style-name="P9"/>
      <text:p text:style-name="P2">Integrity<text:span text:style-name="T1"> is the ability to verify that information has not been altered and has remained in the form originally intended by the creator.</text:span></text:p>
      <text:p text:style-name="P10"/>
      <text:p text:style-name="P2"><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0"/>
      <text:p text:style-name="P3"><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1"/>
      <text:p text:style-name="P11">Cryptography covers the confidentiality, integrity, and nonrepudiation of information, but originally, cryptography was used only to protect confidentiality.</text:p>
      <text:list xml:id="list1948354109" text:style-name="L2">
        <text:list-item>
          <text:p text:style-name="P17">Egyptian hieroglyphics<text:span text:style-name="T1"> – in many ways, the colorful and mysterious glyphs that cover walls and tombs of ancient Egypt can be considered substitution cipher</text:span></text:p>
        </text:list-item>
        <text:list-item>
          <text:p text:style-name="P18">Scytale<text:span text:style-name="T1"> – the Spartans used this technique to send encoded messages to the front line. It used a rod of fixed diameter with a leather strap that was wrapped around it.</text:span></text:p>
        </text:list-item>
        <text:list-item>
          <text:p text:style-name="P19">Polyalphabetic cipher (Vigenere cipher)<text:span text:style-name="T1"> – a substitution cipher that uses multiple substitution alphabets.</text:span></text:p>
        </text:list-item>
        <text:list-item>
          <text:p text:style-name="P20">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20">Concealment cipher<text:span text:style-name="T1"> – in this method, the message is present but concealed in some way; as an example, the hidden message may be the first letter in each sentence or every sixth word in a sentence.</text:span></text:p>
        </text:list-item>
        <text:list-item>
          <text:p text:style-name="P20">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12"/>
      <text:p text:style-name="P4">Confidentiality<text:span text:style-name="T1"> – ensures that only authorized subjects can access data</text:span></text:p>
      <text:p text:style-name="P4">authenticity<text:span text:style-name="T1"> – ensures that data can be verified as valid and can be trusted</text:span></text:p>
      <text:p text:style-name="P4">integrity<text:span text:style-name="T1"> – ensures that only authorized subjects can modify data</text:span></text:p>
      <text:p text:style-name="P4">nonrepudiation<text:span text:style-name="T1"> – provides positive evidence that a message or action originated with a certain party</text:span></text:p>
      <text:p text:style-name="P13"/>
      <text:p text:style-name="P4"><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14"/>
      <text:p text:style-name="P21">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span text:style-name="T3">Stream ciphers operate one bit at a time by applying a pseudorandom key to the plaintext. In a block cipher, data is divided into fixed lengths, or blocks (often 64 bits); all the bits are then transformed by the cipher to produce an output. The output size of each of these ciphers is the same as the input size, which means they can be used for real-time applications, such as voice and video.</text:span></text:p>
      <text:p text:style-name="P21"><text:span text:style-name="T3"/></text:p>
      <text:p text:style-name="P21"><text:span text:style-name="T4">The most widely recognized symmetric-key algorithm is </text:span><text:span text:style-name="T6">DES</text:span><text:span text:style-name="T4">. DES is so recognized because it was thought to be the gold standard of data encryption for years, and then it was shown that advances in hardware technology allowed DES to be cracked in just a matter of minutes (or even less). Other popular symmetric algorithms include:</text:span></text:p>
      <text:list xml:id="list247447660" text:style-name="L3">
        <text:list-item>
          <text:p text:style-name="P22">3DES (aka Triple DES)<text:span text:style-name="T1"> – a more secure version of DES that performs the equivalent of 3 rounds of DES encryption. (Yes, there was a Double DES algorithm, which was quickly found to be just as easy to crack as the original DES when using a clever “meet-in-the-middle” attack)</text:span></text:p>
        </text:list-item>
        <text:list-item>
          <text:p text:style-name="P22">Advanced Encryption Standard (AES)<text:span text:style-name="T1"> – the successor for DES that is far more resistant to brute-force attacks. AES is mathematically constructed to be virtually impossible to break using current technolog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8T01:06:07.088114175</dc:date>
    <meta:editing-duration>PT17M48S</meta:editing-duration>
    <meta:editing-cycles>3</meta:editing-cycles>
    <meta:generator>LibreOffice/6.0.7.3$Linux_X86_64 LibreOffice_project/00m0$Build-3</meta:generator>
    <meta:document-statistic meta:table-count="0" meta:image-count="0" meta:object-count="0" meta:page-count="2" meta:paragraph-count="30" meta:word-count="931" meta:character-count="5769" meta:non-whitespace-character-count="4871"/>
  </office:meta>
</office:document-meta>
</file>